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first digit</text:p>
          </table:table-cell>
          <table:table-cell office:value-type="string">
            <text:p>occurance</text:p>
          </table:table-cell>
          <table:table-cell office:value-type="string">
            <text:p>second level occurance starting when first level is 1</text:p>
          </table:table-cell>
          <table:table-cell table:number-columns-repeated="2"/>
          <table:table-cell office:value-type="string">
            <text:p>second level occurance starting when first level is 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6">
            <text:p>636</text:p>
          </table:table-cell>
          <table:table-cell office:value-type="string">
            <text:p>na</text:p>
          </table:table-cell>
          <table:table-cell office:value-type="float" office:value="8">
            <text:p>8</text:p>
          </table:table-cell>
          <table:table-cell/>
          <table:table-cell table:formula="of:=SUM([.D2:.E2])" office:value-type="float" office:value="8">
            <text:p>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/>
          <table:table-cell table:formula="of:=SUM([.D3:.E3])" office:value-type="float" office:value="17">
            <text:p>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39">
            <text:p>639</text:p>
          </table:table-cell>
          <table:table-cell office:value-type="float" office:value="7">
            <text:p>7</text:p>
          </table:table-cell>
          <table:table-cell office:value-type="string">
            <text:p>na</text:p>
          </table:table-cell>
          <table:table-cell/>
          <table:table-cell table:formula="of:=SUM([.D4:.E4])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/>
          <table:table-cell table:formula="of:=SUM([.D5:.E5])" office:value-type="float" office:value="37">
            <text:p>3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1">
            <text:p>301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/>
          <table:table-cell table:formula="of:=SUM([.D6:.E6])" office:value-type="float" office:value="34">
            <text:p>3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/>
          <table:table-cell table:formula="of:=SUM([.D7:.E7])" office:value-type="float" office:value="50">
            <text:p>5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2">
            <text:p>222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/>
          <table:table-cell table:formula="of:=SUM([.D8:.E8])" office:value-type="float" office:value="31">
            <text:p>3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/>
          <table:table-cell table:formula="of:=SUM([.D9:.E9])" office:value-type="float" office:value="37">
            <text:p>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2">
            <text:p>222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/>
          <table:table-cell table:formula="of:=SUM([.D10:.E10])" office:value-type="float" office:value="41">
            <text:p>4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/>
          <table:table-cell table:formula="of:=SUM([.D11:.E11])" office:value-type="float" office:value="46">
            <text:p>4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01">
            <text:p>301</text:p>
          </table:table-cell>
          <table:table-cell office:value-type="float" office:value="71">
            <text:p>71</text:p>
          </table:table-cell>
          <table:table-cell office:value-type="float" office:value="59">
            <text:p>59</text:p>
          </table:table-cell>
          <table:table-cell/>
          <table:table-cell table:formula="of:=SUM([.D12:.E12])" office:value-type="float" office:value="59">
            <text:p>5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103">
            <text:p>103</text:p>
          </table:table-cell>
          <table:table-cell/>
          <table:table-cell table:formula="of:=SUM([.D13:.E13])" office:value-type="float" office:value="103">
            <text:p>10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39">
            <text:p>639</text:p>
          </table:table-cell>
          <table:table-cell office:value-type="float" office:value="101">
            <text:p>101</text:p>
          </table:table-cell>
          <table:table-cell office:value-type="float" office:value="114">
            <text:p>114</text:p>
          </table:table-cell>
          <table:table-cell office:value-type="float" office:value="39">
            <text:p>39</text:p>
          </table:table-cell>
          <table:table-cell table:formula="of:=SUM([.D14:.E14])" office:value-type="float" office:value="153">
            <text:p>15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62">
            <text:p>62</text:p>
          </table:table-cell>
          <table:table-cell office:value-type="float" office:value="151">
            <text:p>151</text:p>
          </table:table-cell>
          <table:table-cell table:formula="of:=SUM([.D15:.E15])" office:value-type="float" office:value="213">
            <text:p>21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636">
            <text:p>636</text:p>
          </table:table-cell>
          <table:table-cell/>
          <table:table-cell office:value-type="float" office:value="449">
            <text:p>449</text:p>
          </table:table-cell>
          <table:table-cell table:formula="of:=SUM([.D16:.E16])" office:value-type="float" office:value="449">
            <text:p>449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second level when first is 5</text:p>
          </table:table-cell>
          <table:table-cell table:number-columns-repeated="3"/>
          <table:table-cell office:value-type="string">
            <text:p>last level occurance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/>
          <table:table-cell table:formula="of:=SUM([.B21:.C21])" office:value-type="float" office:value="33">
            <text:p>33</text:p>
          </table:table-cell>
          <table:table-cell office:value-type="float" office:value="310">
            <text:p>310</text:p>
          </table:table-cell>
          <table:table-cell>
            <draw:frame table:end-cell-address="Sheet1.M41" table:end-x="0.1154in" table:end-y="0.0402in" draw:z-index="0" draw:style-name="gr1" svg:width="6.2988in" svg:height="3.5429in" svg:x="0.0398in" svg:y="0.0394in">
              <draw:object draw:notify-on-update-of-ranges="Sheet1.E21:Sheet1.E3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SUM([.B22:.C22])" office:value-type="float" office:value="14">
            <text:p>14</text:p>
          </table:table-cell>
          <table:table-cell office:value-type="float" office:value="1179">
            <text:p>117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/>
          <table:table-cell table:formula="of:=SUM([.B23:.C23])" office:value-type="float" office:value="18">
            <text:p>18</text:p>
          </table:table-cell>
          <table:table-cell office:value-type="float" office:value="1585">
            <text:p>158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/>
          <table:table-cell table:formula="of:=SUM([.B24:.C24])" office:value-type="float" office:value="15">
            <text:p>15</text:p>
          </table:table-cell>
          <table:table-cell office:value-type="float" office:value="2239">
            <text:p>223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/>
          <table:table-cell table:formula="of:=SUM([.B25:.C25])" office:value-type="float" office:value="39">
            <text:p>39</text:p>
          </table:table-cell>
          <table:table-cell office:value-type="float" office:value="2357">
            <text:p>235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/>
          <table:table-cell table:formula="of:=SUM([.B26:.C26])" office:value-type="float" office:value="22">
            <text:p>22</text:p>
          </table:table-cell>
          <table:table-cell office:value-type="float" office:value="2704">
            <text:p>270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/>
          <table:table-cell table:formula="of:=SUM([.B27:.C27])" office:value-type="float" office:value="12">
            <text:p>12</text:p>
          </table:table-cell>
          <table:table-cell office:value-type="float" office:value="2614">
            <text:p>261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/>
          <table:table-cell table:formula="of:=SUM([.B28:.C28])" office:value-type="float" office:value="21">
            <text:p>21</text:p>
          </table:table-cell>
          <table:table-cell office:value-type="float" office:value="2792">
            <text:p>279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/>
          <table:table-cell table:formula="of:=SUM([.B29:.C29])" office:value-type="float" office:value="23">
            <text:p>23</text:p>
          </table:table-cell>
          <table:table-cell office:value-type="float" office:value="2614">
            <text:p>261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table:formula="of:=SUM([.B30:.C30])" office:value-type="float" office:value="44">
            <text:p>44</text:p>
          </table:table-cell>
          <table:table-cell office:value-type="float" office:value="2704">
            <text:p>270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table:formula="of:=SUM([.B31:.C31])" office:value-type="float" office:value="35">
            <text:p>35</text:p>
          </table:table-cell>
          <table:table-cell office:value-type="float" office:value="2357">
            <text:p>235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table:formula="of:=SUM([.B32:.C32])" office:value-type="float" office:value="32">
            <text:p>32</text:p>
          </table:table-cell>
          <table:table-cell office:value-type="float" office:value="2239">
            <text:p>2239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SUM([.B33:.C33])" office:value-type="float" office:value="30">
            <text:p>30</text:p>
          </table:table-cell>
          <table:table-cell office:value-type="float" office:value="1585">
            <text:p>158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float" office:value="82">
            <text:p>82</text:p>
          </table:table-cell>
          <table:table-cell table:formula="of:=SUM([.B34:.C34])" office:value-type="float" office:value="82">
            <text:p>82</text:p>
          </table:table-cell>
          <table:table-cell office:value-type="float" office:value="1179">
            <text:p>117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float" office:value="182">
            <text:p>182</text:p>
          </table:table-cell>
          <table:table-cell table:formula="of:=SUM([.B35:.C35])" office:value-type="float" office:value="182">
            <text:p>182</text:p>
          </table:table-cell>
          <table:table-cell office:value-type="float" office:value="310">
            <text:p>31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nifont" style:font-name-complex="unifon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6">03/06/2012</text:date>, <text:time>22:2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06T20:45:29</meta:creation-date>
    <dc:date>2012-03-06T22:24:18</dc:date>
    <meta:editing-duration>PT26M52S</meta:editing-duration>
    <meta:editing-cycles>1</meta:editing-cycles>
    <meta:document-statistic meta:table-count="3" meta:cell-count="148" meta:object-count="1"/>
    <meta:generator>LibreOffice/3.3$Unix LibreOffice_project/330m19$Build-40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09cm" svg:y="4.205cm" chart:style-name="ch2"/>
        <chart:plot-area chart:style-name="ch3" table:cell-range-address="Sheet1.E21:Sheet1.E35" svg:x="0.77cm" svg:y="0.855cm" svg:width="12.299cm" svg:height="7.545cm">
          <chartooo:coordinate-region svg:x="1.762cm" svg:y="1.054cm" svg:width="11.307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1:Sheet1.E35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0">
                <text:p>310</text:p>
                <draw:g>
                  <svg:desc>Sheet1.E21:Sheet1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39">
                <text:p>2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57">
                <text:p>23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92">
                <text:p>2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4">
                <text:p>27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57">
                <text:p>23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39">
                <text:p>22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0">
                <text:p>3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